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6633" draw:textarea-horizontal-align="center" draw:textarea-vertical-align="middle"/>
    </style:style>
    <style:style style:name="gr2" style:family="graphic" style:parent-style-name="standard">
      <style:graphic-properties draw:fill-color="#4c1900" draw:textarea-horizontal-align="center" draw:textarea-vertical-align="middle"/>
    </style:style>
    <style:style style:name="gr3" style:family="graphic" style:parent-style-name="standard">
      <style:graphic-properties draw:fill="hatch" draw:fill-color="#ffffff" draw:fill-hatch-name="Black_20_90_20_Degrees" draw:fill-hatch-solid="false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ClassName">
      <style:graphic-properties fo:min-height="0.75cm"/>
    </style:style>
    <style:style style:name="gr8" style:family="graphic" style:parent-style-name="standard">
      <style:graphic-properties draw:stroke="none" svg:stroke-color="#000000" draw:fill="none" draw:fill-color="#ffffff" fo:min-height="1.006cm"/>
    </style:style>
    <style:style style:name="gr9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title">
      <style:graphic-properties fo:min-height="1.9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AttributeName">
      <style:graphic-properties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ae00" fo:font-size="12pt" style:font-size-asian="12pt" style:font-size-complex="12pt"/>
    </style:style>
    <style:style style:name="T5" style:family="text">
      <style:text-properties fo:color="#c0c0c0"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File" draw:layer="layout" svg:width="13.5cm" svg:height="8cm" svg:x="1cm" svg:y="2.244cm">
          <text:p text:style-name="P2"/>
        </draw:rect>
        <draw:rect draw:style-name="Class" draw:layer="layout" svg:width="9cm" svg:height="7cm" svg:x="1.241cm" svg:y="3.244cm">
          <text:p text:style-name="P2"/>
        </draw:rect>
        <draw:rect draw:style-name="gr1" draw:text-style-name="P1" draw:layer="layout" svg:width="9cm" svg:height="0.5cm" svg:x="1.241cm" svg:y="9.744cm">
          <text:p text:style-name="P2"/>
        </draw:rect>
        <draw:g>
          <draw:rect draw:style-name="gr2" draw:text-style-name="P1" draw:layer="layout" svg:width="1.5cm" svg:height="0.25cm" svg:x="2.241cm" svg:y="9.244cm">
            <text:p text:style-name="P2"/>
          </draw:rect>
          <draw:rect draw:style-name="gr3" draw:text-style-name="P1" draw:layer="layout" svg:width="1.5cm" svg:height="0.25cm" svg:x="2.241cm" svg:y="9.494cm">
            <text:p text:style-name="P2"/>
          </draw:rect>
        </draw:g>
        <draw:rect draw:style-name="File" draw:layer="layout" svg:width="18cm" svg:height="9.5cm" svg:x="1cm" svg:y="10.5cm">
          <text:p text:style-name="P2"/>
        </draw:rect>
        <draw:g>
          <draw:polygon draw:style-name="Class" draw:layer="layout" svg:width="13.499cm" svg:height="2.916cm" svg:x="1.5cm" svg:y="12cm" svg:viewBox="0 0 13500 2917" draw:points="0,2917 614,0 12886,0 13500,2917">
            <text:p text:style-name="P2"/>
          </draw:polygon>
          <draw:rect draw:style-name="Class" draw:layer="layout" svg:width="13.5cm" svg:height="0.583cm" svg:x="1.5cm" svg:y="14.917cm">
            <text:p text:style-name="P2"/>
          </draw:rect>
        </draw:g>
        <draw:g>
          <draw:path draw:style-name="Class" draw:layer="layout" svg:width="6.832cm" svg:height="0.961cm" svg:x="2cm" svg:y="18.538cm" svg:viewBox="0 0 6833 962" svg:d="m0 962c0-394 667-789 667-789 0 0 4000-394 5333 0s667 789 667 789z">
            <text:p text:style-name="P2"/>
          </draw:path>
          <draw:path draw:style-name="Class" draw:layer="layout" svg:width="6.832cm" svg:height="0.961cm" svg:x="8.667cm" svg:y="18.538cm" svg:viewBox="0 0 6833 962" svg:d="m6833 962c0-394-666-789-666-789 0 0-4000-394-5334 0s-666 789-666 789z">
            <text:p text:style-name="P2"/>
          </draw:path>
          <draw:line draw:style-name="Class" draw:layer="layout" svg:x1="2cm" svg:y1="19.5cm" svg:x2="4cm" svg:y2="15.951cm">
            <text:p text:style-name="P2"/>
          </draw:line>
          <draw:line draw:style-name="Class" draw:layer="layout" svg:x1="8.667cm" svg:y1="19.106cm" svg:x2="8.667cm" svg:y2="15.951cm">
            <text:p text:style-name="P2"/>
          </draw:line>
          <draw:line draw:style-name="Class" draw:layer="layout" svg:x1="15.333cm" svg:y1="19.106cm" svg:x2="14cm" svg:y2="15.951cm">
            <text:p text:style-name="P2"/>
          </draw:line>
          <draw:path draw:style-name="Class" draw:layer="layout" svg:width="4.666cm" svg:height="0.45cm" svg:x="4cm" svg:y="15.5cm" svg:viewBox="0 0 4667 451" svg:d="m0 451c1333-395 3333-789 4667 0">
            <text:p text:style-name="P2"/>
          </draw:path>
          <draw:path draw:style-name="Class" draw:layer="layout" svg:width="5.332cm" svg:height="0.45cm" svg:x="8.667cm" svg:y="15.5cm" svg:viewBox="0 0 5333 451" svg:d="m5333 451c-1333-395-4000-789-5333 0">
            <text:p text:style-name="P2"/>
          </draw:path>
        </draw:g>
        <draw:g>
          <draw:rect draw:style-name="Array" draw:layer="layout" svg:width="1.5cm" svg:height="0.54cm" svg:x="5.5cm" svg:y="17cm">
            <text:p text:style-name="P2">“James”</text:p>
          </draw:rect>
          <draw:rect draw:style-name="Array" draw:layer="layout" svg:width="1.5cm" svg:height="0.54cm" svg:x="7.375cm" svg:y="17cm">
            <text:p text:style-name="P2">“a”</text:p>
          </draw:rect>
          <draw:rect draw:style-name="Array" draw:layer="layout" svg:width="1.5cm" svg:height="0.54cm" svg:x="9.25cm" svg:y="17cm">
            <text:p text:style-name="P2">“servant”</text:p>
          </draw:rect>
          <draw:rect draw:style-name="Array" draw:layer="layout" svg:width="1.5cm" svg:height="0.54cm" svg:x="9.25cm" svg:y="17cm">
            <text:p text:style-name="P2">“servant”</text:p>
          </draw:rect>
          <draw:rect draw:style-name="Array" draw:layer="layout" svg:width="1.5cm" svg:height="0.54cm" svg:x="13cm" svg:y="17cm">
            <text:p text:style-name="P2">“God”</text:p>
          </draw:rect>
          <draw:rect draw:style-name="Array" draw:layer="layout" svg:width="1.5cm" svg:height="0.54cm" svg:x="11.125cm" svg:y="17cm">
            <text:p text:style-name="P2">“of”</text:p>
          </draw:rect>
          <draw:rect draw:style-name="Array" draw:layer="layout" svg:width="1.5cm" svg:height="0.54cm" svg:x="5.5cm" svg:y="17.81cm">
            <text:p text:style-name="P2">“ ”</text:p>
          </draw:rect>
          <draw:rect draw:style-name="Array" draw:layer="layout" svg:width="1.5cm" svg:height="0.54cm" svg:x="7.375cm" svg:y="17.81cm">
            <text:p text:style-name="P2">“ ”</text:p>
          </draw:rect>
          <draw:rect draw:style-name="Array" draw:layer="layout" svg:width="1.5cm" svg:height="0.54cm" svg:x="9.25cm" svg:y="17.81cm">
            <text:p text:style-name="P2">“ ”</text:p>
          </draw:rect>
          <draw:rect draw:style-name="Array" draw:layer="layout" svg:width="1.5cm" svg:height="0.54cm" svg:x="11.125cm" svg:y="17.81cm">
            <text:p text:style-name="P2">“ ”</text:p>
          </draw:rect>
          <draw:rect draw:style-name="Array" draw:layer="layout" svg:width="1.5cm" svg:height="0.54cm" svg:x="13cm" svg:y="17.81cm">
            <text:p text:style-name="P2">“.”</text:p>
          </draw:rect>
        </draw:g>
        <draw:g>
          <draw:rect draw:style-name="Array" draw:layer="layout" svg:width="1.501cm" svg:height="0.4cm" svg:x="5.5cm" svg:y="13.5cm">
            <text:p text:style-name="P2">.correct</text:p>
          </draw:rect>
          <draw:rect draw:style-name="Array" draw:layer="layout" svg:width="1.5cm" svg:height="0.4cm" svg:x="7.375cm" svg:y="13.5cm">
            <text:p text:style-name="P2">.correct</text:p>
          </draw:rect>
          <draw:rect draw:style-name="Array" draw:layer="layout" svg:width="1.498cm" svg:height="0.4cm" svg:x="9.251cm" svg:y="13.5cm">
            <text:p text:style-name="P2">“servant”</text:p>
          </draw:rect>
          <draw:rect draw:style-name="Array" draw:layer="layout" svg:width="1.498cm" svg:height="0.4cm" svg:x="9.251cm" svg:y="13.5cm">
            <text:p text:style-name="P2">.hint</text:p>
          </draw:rect>
          <draw:rect draw:style-name="Array" draw:layer="layout" svg:width="1.501cm" svg:height="0.4cm" svg:x="12.999cm" svg:y="13.5cm">
            <text:p text:style-name="P2">.correct</text:p>
          </draw:rect>
          <draw:rect draw:style-name="Array" draw:layer="layout" svg:width="1.5cm" svg:height="0.4cm" svg:x="11.125cm" svg:y="13.5cm">
            <text:p text:style-name="P2">.blank</text:p>
          </draw:rect>
          <draw:rect draw:style-name="Array" draw:layer="layout" svg:width="1.501cm" svg:height="0.4cm" svg:x="5.5cm" svg:y="14.1cm">
            <text:p text:style-name="P2">.correct</text:p>
          </draw:rect>
          <draw:rect draw:style-name="Array" draw:layer="layout" svg:width="1.5cm" svg:height="0.4cm" svg:x="7.375cm" svg:y="14.1cm">
            <text:p text:style-name="P2">.correct</text:p>
          </draw:rect>
          <draw:rect draw:style-name="Array" draw:layer="layout" svg:width="1.498cm" svg:height="0.4cm" svg:x="9.251cm" svg:y="14.1cm">
            <text:p text:style-name="P2">.correct</text:p>
          </draw:rect>
          <draw:rect draw:style-name="Array" draw:layer="layout" svg:width="1.5cm" svg:height="0.4cm" svg:x="11.125cm" svg:y="14.1cm">
            <text:p text:style-name="P2">.blank</text:p>
          </draw:rect>
          <draw:rect draw:style-name="Array" draw:layer="layout" svg:width="1.501cm" svg:height="0.4cm" svg:x="12.999cm" svg:y="14.1cm">
            <text:p text:style-name="P2">.blank</text:p>
          </draw:rect>
        </draw:g>
        <draw:g>
          <draw:g>
            <draw:rect draw:style-name="gr4" draw:text-style-name="P3" draw:layer="layout" svg:width="2.902cm" svg:height="0.5cm" draw:transform="rotate (0.516442925665025) translate (15.73cm 12.933cm)">
              <text:p text:style-name="P3"><text:span text:style-name="T1">..</text:span><text:span text:style-name="T2">currentIndex</text:span></text:p>
            </draw:rect>
            <draw:polygon draw:style-name="gr5" draw:text-style-name="P1" draw:layer="layout" svg:width="1.599cm" svg:height="0.499cm" draw:transform="rotate (0.516442925665025) translate (14.3381279354465cm 13.7228533869033cm)" svg:viewBox="0 0 1600 500" draw:points="1600,38526 1600,38026 0,38276">
              <text:p text:style-name="P2"/>
            </draw:polygon>
          </draw:g>
          <draw:polygon draw:style-name="gr6" draw:text-style-name="P1" draw:layer="layout" svg:width="0.799cm" svg:height="0.249cm" draw:transform="rotate (0.516442925665025) translate (14.3937232736623cm 13.8402059480436cm)" svg:viewBox="0 0 800 250" draw:points="800,38535 800,38285 0,38410">
            <text:p text:style-name="P2"/>
          </draw:polygon>
        </draw:g>
        <draw:frame draw:style-name="Filename" draw:layer="layout" svg:width="4cm" svg:height="1cm" svg:x="1.5cm" svg:y="10.5cm">
          <draw:text-box>
            <text:p text:style-name="P2">Mezmory.py</text:p>
          </draw:text-box>
        </draw:frame>
        <draw:frame draw:style-name="Filename" draw:layer="layout" svg:width="6cm" svg:height="1cm" svg:x="1.241cm" svg:y="2.244cm">
          <draw:text-box>
            <text:p text:style-name="P2">MezmoryBoard.py</text:p>
          </draw:text-box>
        </draw:frame>
        <draw:frame draw:style-name="ClassName" draw:layer="layout" svg:width="2.5cm" svg:height="1cm" svg:x="2.5cm" svg:y="12cm">
          <draw:text-box>
            <text:p text:style-name="P2">Tablet</text:p>
          </draw:text-box>
        </draw:frame>
        <draw:frame draw:style-name="ClassName" draw:layer="layout" svg:width="2.5cm" svg:height="1cm" svg:x="4.5cm" svg:y="15.7cm">
          <draw:text-box>
            <text:p text:style-name="P2">Book</text:p>
          </draw:text-box>
        </draw:frame>
        <draw:frame draw:style-name="gr7" draw:text-style-name="P2" draw:layer="layout" svg:width="4.5cm" svg:height="1cm" svg:x="1.741cm" svg:y="3.744cm">
          <draw:text-box>
            <text:p text:style-name="P2">MezmoryBoard</text:p>
          </draw:text-box>
        </draw:frame>
        <draw:frame draw:style-name="gr8" draw:text-style-name="P4" draw:layer="layout" svg:width="5.259cm" svg:height="1.256cm" svg:x="2.241cm" svg:y="5.744cm">
          <draw:text-box>
            <text:p text:style-name="P2"><text:span text:style-name="T3">James a </text:span><text:span text:style-name="T4">servant</text:span><text:span text:style-name="T3"> </text:span><text:span text:style-name="T5">of </text:span><text:span text:style-name="T3">God</text:span></text:p>
          </draw:text-box>
        </draw:frame>
        <draw:line draw:style-name="gr9" draw:text-style-name="P1" draw:layer="layout" svg:x1="7.064cm" svg:y1="5.837cm" svg:x2="7.064cm" svg:y2="6.337cm">
          <text:p text:style-name="P2"/>
        </draw:line>
        <draw:rect draw:style-name="File" draw:layer="layout" svg:width="6.09cm" svg:height="3.626cm" svg:x="19.5cm" svg:y="16.374cm">
          <text:p text:style-name="P2"><text:span text:style-name="T6">James, a servant of God</text:span>.</text:p>
        </draw:rect>
        <draw:frame draw:style-name="Filename" draw:layer="layout" svg:width="4cm" svg:height="1cm" svg:x="20cm" svg:y="16.5cm">
          <draw:text-box>
            <text:p text:style-name="P2">James.txt</text:p>
          </draw:text-box>
        </draw:frame>
        <draw:frame draw:style-name="gr10" draw:text-style-name="P2" draw:layer="layout" svg:width="19.116cm" svg:height="2.165cm" svg:x="0.636cm" svg:y="0cm">
          <draw:text-box>
            <text:p text:style-name="P2">Mezmory at a glance</text:p>
          </draw:text-box>
        </draw:frame>
        <draw:rect draw:style-name="File" draw:layer="layout" svg:width="8cm" svg:height="5.5cm" svg:x="19.5cm" svg:y="10.5cm">
          <text:p text:style-name="P2"/>
        </draw:rect>
        <draw:frame draw:style-name="Filename" draw:layer="layout" svg:width="5.5cm" svg:height="1cm" svg:x="19.5cm" svg:y="10.5cm">
          <draw:text-box>
            <text:p text:style-name="P2">TestMezmory.py</text:p>
          </draw:text-box>
        </draw:frame>
        <draw:polygon draw:style-name="Class" draw:layer="layout" svg:width="6.999cm" svg:height="2.999cm" svg:x="20cm" svg:y="11.5cm" svg:viewBox="0 0 7000 3000" draw:points="7000,500 7000,2500 2000,2500 2000,3000 0,1500 2000,0 2000,500">
          <text:p text:style-name="P2"/>
        </draw:polygon>
        <draw:frame draw:style-name="ClassName" draw:layer="layout" svg:width="5.5cm" svg:height="1cm" svg:x="21.8cm" svg:y="12.1cm">
          <draw:text-box>
            <text:p text:style-name="P2">TestMezmory</text:p>
          </draw:text-box>
        </draw:frame>
        <draw:frame draw:style-name="gr11" draw:text-style-name="P5" draw:layer="layout" svg:width="1.129cm" svg:height="1.517cm" svg:x="20.7cm" svg:y="12.2cm">
          <draw:text-box>
            <text:p text:style-name="P2"><text:span text:style-name="T7">?</text:span></text:p>
          </draw:text-box>
        </draw:frame>
        <draw:frame draw:style-name="AttributeName" draw:layer="layout" svg:width="2.5cm" svg:height="1cm" svg:x="5.1cm" svg:y="12.8cm">
          <draw:text-box>
            <text:p text:style-name="P2">.scores[][]</text:p>
          </draw:text-box>
        </draw:frame>
        <draw:frame draw:style-name="gr12" draw:text-style-name="P2" draw:layer="layout" svg:width="2.5cm" svg:height="0.729cm" svg:x="5.5cm" svg:y="16.3cm">
          <draw:text-box>
            <text:p text:style-name="P2">.words[][]</text:p>
          </draw:text-box>
        </draw:frame>
        <draw:frame draw:style-name="AttributeName" draw:layer="layout" svg:width="2.5cm" svg:height="1cm" svg:x="2cm" svg:y="5cm">
          <draw:text-box>
            <text:p text:style-name="P2">.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ay" style:family="graphic" style:parent-style-name="standard">
      <style:graphic-properties draw:stroke-dash="Dash_20_2" draw:fill-gradient-name="Gradient_20_7" draw:fill-hatch-name="Hatch_20_46" draw:fill-image-name="Bitmape_20_1" draw:fill-image-width="0cm" draw:fill-image-height="0cm" draw:textarea-horizontal-align="center" draw:textarea-vertical-align="middle"/>
      <style:paragraph-properties fo:text-align="center"/>
      <style:text-properties fo:font-size="10pt"/>
    </style:style>
    <style:style style:name="Class" style:family="graphic" style:parent-style-name="standard">
      <style:graphic-properties draw:stroke-dash="Dash_20_2" svg:stroke-width="0cm" draw:marker-start-width="0.3cm" draw:marker-end-width="0.3cm" draw:fill-color="#ffffff" draw:fill-gradient-name="Gradient_20_7" draw:fill-hatch-name="Hatch_20_46" draw:fill-image-name="Bitmape_20_1" draw:textarea-horizontal-align="center" draw:textarea-vertical-align="middle" fo:padding-top="0.175cm" fo:padding-bottom="0.175cm" fo:padding-left="0.3cm" fo:padding-right="0.3cm"/>
      <style:paragraph-properties fo:text-align="center"/>
    </style:style>
    <style:style style:name="File" style:family="graphic" style:parent-style-name="Class">
      <style:graphic-properties svg:stroke-width="0.1cm" draw:marker-start-width="0.45cm" draw:marker-end-width="0.45cm"/>
    </style:style>
    <style:style style:name="Filename" style:family="graphic" style:parent-style-name="standard">
      <style:graphic-properties draw:stroke="none" svg:stroke-color="#000000" draw:fill="none" draw:fill-color="#ffffff" fo:min-height="0.75cm"/>
      <style:paragraph-properties fo:margin-left="0cm" fo:margin-right="0cm" fo:text-indent="0cm"/>
    </style:style>
    <style:style style:name="ClassName" style:family="graphic" style:parent-style-name="Filename">
      <style:graphic-properties draw:stroke-dash="Dash_20_2" draw:fill-gradient-name="Gradient_20_7" draw:fill-hatch-name="Hatch_20_46" draw:fill-image-name="Bitmape_20_1"/>
      <style:text-properties fo:font-size="14pt"/>
    </style:style>
    <style:style style:name="AttributeName" style:family="graphic" style:parent-style-name="standard">
      <style:graphic-properties draw:stroke="none" draw:stroke-dash="Dash_20_2" svg:stroke-color="#000000" draw:fill="none" draw:fill-color="#ffffff" draw:fill-gradient-name="Gradient_20_8" draw:fill-hatch-name="Hatch_20_46" draw:fill-image-name="Bitmape_20_1" fo:min-height="0.75cm"/>
      <style:paragraph-properties fo:margin-left="0cm" fo:margin-right="0cm" fo:text-indent="0cm"/>
      <style:text-properties fo:font-size="12pt" fo:font-style="italic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Zachariah Yoder</meta:initial-creator>
    <meta:creation-date>2009-05-09T13:19:41</meta:creation-date>
    <dc:creator>Zachariah Yoder</dc:creator>
    <dc:date>2009-05-09T14:09:08</dc:date>
    <meta:editing-cycles>3</meta:editing-cycles>
    <meta:editing-duration>PT48M46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